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6934f" officeooo:paragraph-rsid="0016934f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1b7a73" officeooo:paragraph-rsid="001b7a7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language="en" fo:country="US" fo:font-weight="bold" officeooo:rsid="001a13e1" officeooo:paragraph-rsid="0014a913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 fo:font-weight="bold" officeooo:rsid="003610cf" officeooo:paragraph-rsid="0014a913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ff" fo:font-size="10pt" fo:language="en" fo:country="US" fo:font-weight="normal" officeooo:rsid="001b7a73" officeooo:paragraph-rsid="001b7a7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ff" fo:font-size="10pt" fo:language="en" fo:country="US" fo:font-weight="normal" officeooo:rsid="0028daa3" officeooo:paragraph-rsid="0028daa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ff" fo:font-size="10pt" fo:language="en" fo:country="US" fo:font-weight="normal" officeooo:rsid="001da6fe" officeooo:paragraph-rsid="001da6f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ff" fo:font-size="10pt" fo:language="en" fo:country="US" fo:font-weight="normal" officeooo:rsid="001b046c" officeooo:paragraph-rsid="0014a91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ff" fo:font-size="10pt" fo:language="en" fo:country="US" fo:font-weight="bold" officeooo:rsid="003610cf" officeooo:paragraph-rsid="0014a913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ff" fo:font-size="10pt" fo:language="en" fo:country="US" fo:font-weight="bold" officeooo:rsid="003610cf" officeooo:paragraph-rsid="0014a913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language="en" fo:country="US" fo:font-weight="normal" officeooo:rsid="001da6fe" officeooo:paragraph-rsid="001da6f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language="en" fo:country="US" fo:font-weight="normal" officeooo:rsid="001da6fe" officeooo:paragraph-rsid="0023602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en" fo:country="US" fo:font-weight="normal" officeooo:rsid="0028daa3" officeooo:paragraph-rsid="0028daa3" style:font-size-asian="12.25pt" style:font-weight-asian="normal" style:font-size-complex="14pt" style:font-weight-complex="normal"/>
    </style:style>
    <style:style style:name="T1" style:family="text">
      <style:text-properties officeooo:rsid="001ced89"/>
    </style:style>
    <style:style style:name="T2" style:family="text">
      <style:text-properties officeooo:rsid="00156d84"/>
    </style:style>
    <style:style style:name="T3" style:family="text">
      <style:text-properties officeooo:rsid="0014a91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0fb8"/>
    </style:style>
    <style:style style:name="T6" style:family="text">
      <style:text-properties officeooo:rsid="0019fb63"/>
    </style:style>
    <style:style style:name="T7" style:family="text">
      <style:text-properties officeooo:rsid="001ca6d9"/>
    </style:style>
    <style:style style:name="T8" style:family="text">
      <style:text-properties officeooo:rsid="001da6fe"/>
    </style:style>
    <style:style style:name="T9" style:family="text">
      <style:text-properties officeooo:rsid="001df564"/>
    </style:style>
    <style:style style:name="T10" style:family="text">
      <style:text-properties officeooo:rsid="001f6358"/>
    </style:style>
    <style:style style:name="T11" style:family="text">
      <style:text-properties officeooo:rsid="0021154a"/>
    </style:style>
    <style:style style:name="T12" style:family="text">
      <style:text-properties officeooo:rsid="00236024"/>
    </style:style>
    <style:style style:name="T13" style:family="text">
      <style:text-properties officeooo:rsid="00238958"/>
    </style:style>
    <style:style style:name="T14" style:family="text">
      <style:text-properties officeooo:rsid="002c3f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GL Skeletal Animation With A<text:span text:style-name="T1">SSIMP</text:span> </text:p>
      <text:p text:style-name="P3">Tutorial part <text:span text:style-name="T2">3</text:span> — <text:span text:style-name="T2">Skeleton &amp; Animation classes</text:span></text:p>
      <text:p text:style-name="P4">(part <text:span text:style-name="T2">3</text:span>.<text:span text:style-name="T3">2 -</text:span> <text:span text:style-name="T3">Animation </text:span>class)</text:p>
      <text:p text:style-name="P4"/>
      <text:p text:style-name="P1">The last step - <text:span text:style-name="T4">Animation class</text:span>. You have already heard about this one in the previous tutorial. In the animation class we keep very important and useful data that is used in the skeleton class <text:span text:style-name="T5">to drive the animation properly</text:span>. However, this data is <text:span text:style-name="T5">a</text:span> little bit random, we <text:span text:style-name="T5">only </text:span>come up with it after <text:span text:style-name="T5">analyzing the outputs the </text:span>series of experiments <text:span text:style-name="T6">on our animation gave.</text:span></text:p>
      <text:p text:style-name="P1"/>
      <text:p text:style-name="P2"><text:span text:style-name="T7">Anyway</text:span>, here is the <text:span text:style-name="T4">Animation class </text:span>code:</text:p>
      <text:p text:style-name="P2"/>
      <text:p text:style-name="P5">class Animation</text:p>
      <text:p text:style-name="P5">{</text:p>
      <text:p text:style-name="P5"><text:s text:c="4"/>public:</text:p>
      <text:p text:style-name="P5"><text:s text:c="8"/>string name; //<text:span text:style-name="T8">the </text:span>name of the animation</text:p>
      <text:p text:style-name="P5"/>
      <text:p text:style-name="P5"><text:s text:c="8"/>float startTime; //start time of the animation</text:p>
      <text:p text:style-name="P5"><text:s text:c="8"/>float end<text:span text:style-name="T10">Time</text:span>; //end time of the animation</text:p>
      <text:p text:style-name="P5"><text:s text:c="8"/>float speed; //speed of the animation</text:p>
      <text:p text:style-name="P5"><text:s text:c="8"/>int priority; //priority of the animation</text:p>
      <text:p text:style-name="P5"><text:s text:c="8"/>bool loop; //is this animation looped</text:p>
      <text:p text:style-name="P5"/>
      <text:p text:style-name="P5"><text:s text:c="8"/>Animation();</text:p>
      <text:p text:style-name="P5"><text:s text:c="8"/>Animation(string name, vec2 times, float speed = 0.<text:span text:style-name="T14">25</text:span>, int priority = 10, bool loop = false);</text:p>
      <text:p text:style-name="P5"/>
      <text:p text:style-name="P5"><text:s text:c="8"/>void setName(string name);</text:p>
      <text:p text:style-name="P5"><text:s text:c="8"/>void setTime(vec2 frames);</text:p>
      <text:p text:style-name="P5"><text:s text:c="8"/>void setSpeed(float speed);</text:p>
      <text:p text:style-name="P5"><text:s text:c="8"/>void setPriority(int priority);</text:p>
      <text:p text:style-name="P5"><text:s text:c="8"/>void setLoop(bool loop);</text:p>
      <text:p text:style-name="P5"/>
      <text:p text:style-name="P5"><text:s text:c="8"/>~Animation();</text:p>
      <text:p text:style-name="P5">};</text:p>
      <text:p text:style-name="P5"/>
      <text:p text:style-name="P11">Animation:</text:p>
      <text:p text:style-name="P11"><text:tab/>-name (the name of the animation)</text:p>
      <text:p text:style-name="P11"><text:tab/>-<text:span text:style-name="T9">startTime, endTime (starting time and ending time of the animation, calculated <text:s/><text:tab/>in frames)</text:span></text:p>
      <text:p text:style-name="P11"><text:tab/>-<text:span text:style-name="T9">speed (the speed of the animation: amount of animation frames per in-<text:tab/>game frame)</text:span></text:p>
      <text:p text:style-name="P11"><text:tab/>-<text:span text:style-name="T11">priority (the priority of the animation)</text:span></text:p>
      <text:p text:style-name="P11"><text:tab/>-<text:span text:style-name="T11">loop (if animation is looped, it runs in cycles. Or after the animation’s end it <text:tab/>starts again)</text:span></text:p>
      <text:p text:style-name="P12"><text:tab/></text:p>
      <text:p text:style-name="P12"><text:tab/>-<text:span text:style-name="T12">default constructor (default constructor defines default parameters for the in-<text:tab/>class variables)</text:span></text:p>
      <text:p text:style-name="P11"><text:tab/>-<text:span text:style-name="T12">custom constructor (in this one you define custom parameters for the in-class <text:tab/>variables)</text:span></text:p>
      <text:p text:style-name="P11"><text:soft-page-break/><text:tab/>-<text:span text:style-name="T12">setName() (sets the name of the animation)</text:span></text:p>
      <text:p text:style-name="P11"><text:tab/>-<text:span text:style-name="T12">setTime() (sets the starting and ending frames of the animation)</text:span></text:p>
      <text:p text:style-name="P11"><text:tab/>-<text:span text:style-name="T12">setSpeed() (sets the speed of the animation. The speed is a custom amount of <text:tab/>animation frames per in-game frame. It can also be float)</text:span></text:p>
      <text:p text:style-name="P11"><text:tab/>-<text:span text:style-name="T13">setProirity() (sets the priority of the animation)</text:span></text:p>
      <text:p text:style-name="P11"><text:tab/>-<text:span text:style-name="T13">setLoop() (defines whether the animation is looped or not)</text:span></text:p>
      <text:p text:style-name="P11"/>
      <text:p text:style-name="P13">And the realization:</text:p>
      <text:p text:style-name="P13"/>
      <text:p text:style-name="P6">Animation::Animation()</text:p>
      <text:p text:style-name="P6">{</text:p>
      <text:p text:style-name="P6"><text:s text:c="4"/>name = "unknown";</text:p>
      <text:p text:style-name="P6"/>
      <text:p text:style-name="P6"><text:s text:c="4"/>startTime = 0;</text:p>
      <text:p text:style-name="P6"><text:s text:c="4"/>endTime = 0;</text:p>
      <text:p text:style-name="P6"><text:s text:c="4"/>speed = 0.<text:span text:style-name="T14">25</text:span>; //default is 0.<text:span text:style-name="T14">25</text:span> ~ 24 frames per second</text:p>
      <text:p text:style-name="P6"><text:s text:c="4"/>priority = 10; //default priority is 10</text:p>
      <text:p text:style-name="P6"><text:s text:c="4"/>loop = false;</text:p>
      <text:p text:style-name="P6">}</text:p>
      <text:p text:style-name="P6"/>
      <text:p text:style-name="P13">Default construct above defines default values for the in-class variables.</text:p>
      <text:p text:style-name="P6"/>
      <text:p text:style-name="P6">Animation::Animation(string name, vec2 times, float speed, int priority, bool loop)</text:p>
      <text:p text:style-name="P6">{</text:p>
      <text:p text:style-name="P6"><text:s text:c="4"/>this-&gt;name = name;</text:p>
      <text:p text:style-name="P6"/>
      <text:p text:style-name="P6"><text:s text:c="4"/>startTime = times.x; //starting frame</text:p>
      <text:p text:style-name="P6"><text:s text:c="4"/>endTime = times.y; //ending frame</text:p>
      <text:p text:style-name="P6"/>
      <text:p text:style-name="P6"><text:s text:c="4"/>this-&gt;speed = speed;</text:p>
      <text:p text:style-name="P6"/>
      <text:p text:style-name="P6"><text:s text:c="4"/>this-&gt;priority = priority;</text:p>
      <text:p text:style-name="P6"/>
      <text:p text:style-name="P6"><text:s text:c="4"/>this-&gt;loop = loop;</text:p>
      <text:p text:style-name="P6">}</text:p>
      <text:p text:style-name="P6"/>
      <text:p text:style-name="P13">In the custom constructor you are the one who defines the values for the in-class variables.</text:p>
      <text:p text:style-name="P6"/>
      <text:p text:style-name="P6">void Animation::setName(string name)</text:p>
      <text:p text:style-name="P6">{</text:p>
      <text:p text:style-name="P6"><text:s text:c="4"/>this-&gt;name = name;</text:p>
      <text:p text:style-name="P6">}</text:p>
      <text:p text:style-name="P6"/>
      <text:p text:style-name="P13">This function sets the name for the animation.</text:p>
      <text:p text:style-name="P6"/>
      <text:p text:style-name="P6">void Animation::setTime(vec2 frames)</text:p>
      <text:p text:style-name="P6">{</text:p>
      <text:p text:style-name="P6"><text:s text:c="4"/>startTime = frames.x;</text:p>
      <text:p text:style-name="P6"><text:s text:c="4"/>endTime = frames.y;</text:p>
      <text:p text:style-name="P6">}</text:p>
      <text:p text:style-name="P6"/>
      <text:p text:style-name="P13">This one sets animation starting and ending frames.</text:p>
      <text:p text:style-name="P6"/>
      <text:p text:style-name="P6">void Animation::setSpeed(float speed)</text:p>
      <text:p text:style-name="P6">{</text:p>
      <text:p text:style-name="P6"><text:s text:c="4"/>this-&gt;speed = speed;</text:p>
      <text:p text:style-name="P6"><text:soft-page-break/>}</text:p>
      <text:p text:style-name="P6"/>
      <text:p text:style-name="P13">setSpeed() function sets the desirable speed of the animation.</text:p>
      <text:p text:style-name="P6"/>
      <text:p text:style-name="P6">void Animation::setPriority(int priority)</text:p>
      <text:p text:style-name="P6">{</text:p>
      <text:p text:style-name="P6"><text:s text:c="4"/>this-&gt;priority = priority;</text:p>
      <text:p text:style-name="P6">}</text:p>
      <text:p text:style-name="P6"/>
      <text:p text:style-name="P13">Sets priority of the animation.</text:p>
      <text:p text:style-name="P6"/>
      <text:p text:style-name="P6">void Animation::setLoop(bool loop)</text:p>
      <text:p text:style-name="P6">{</text:p>
      <text:p text:style-name="P6"><text:s text:c="4"/>this-&gt;loop = loop;</text:p>
      <text:p text:style-name="P6">}</text:p>
      <text:p text:style-name="P6"/>
      <text:p text:style-name="P13">And this one defines the loop variable.</text:p>
      <text:p text:style-name="P6"/>
      <text:p text:style-name="P6">Animation::~Animation(){}</text:p>
      <text:p text:style-name="P6"/>
      <text:p text:style-name="P7"><text:tab/></text:p>
      <text:p text:style-name="P7"><text:tab/></text:p>
      <text:p text:style-name="P5"/>
      <text:p text:style-name="P5"/>
      <text:p text:style-name="P9"/>
      <text:p text:style-name="P10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23:37.743296291</meta:creation-date>
    <meta:generator>LibreOffice/5.1.6.2$Linux_X86_64 LibreOffice_project/10m0$Build-2</meta:generator>
    <dc:date>2019-02-13T18:00:08.567485168</dc:date>
    <meta:editing-duration>PT3H4M7S</meta:editing-duration>
    <meta:editing-cycles>16</meta:editing-cycles>
    <meta:document-statistic meta:table-count="0" meta:image-count="0" meta:object-count="0" meta:page-count="3" meta:paragraph-count="88" meta:word-count="483" meta:character-count="3308" meta:non-whitespace-character-count="2698"/>
  </office:meta>
</office:document-meta>
</file>